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Base.getI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View( String p4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Client( String p4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InError( boolean i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execP4Command( String command , P4Handler handl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4Base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Cmdopts( String p4Cmd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Port( String p4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execP4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Globalopts( String p4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4Base.setErrorMessage(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Base.setUser( String p4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